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8" calcext:value-type="float">
            <text:p>29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9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3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6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1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7:00:54.966693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01T17:24:15.068953545</dc:date>
    <meta:editing-duration>PT3H5M35S</meta:editing-duration>
    <meta:editing-cycles>30</meta:editing-cycles>
    <meta:document-statistic meta:table-count="1" meta:cell-count="9577" meta:object-count="0"/>
  </office:meta>
</office:document-meta>
</file>